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1" svg:font-family="Courier" style:font-family-generic="modern"/>
    <style:font-face style:name="Times New Roman2" svg:font-family="'Times New Roman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6.481cm"/>
      <style:paragraph-properties style:writing-mode="lr-tb"/>
    </style:style>
    <style:style style:name="gr2" style:family="graphic" style:parent-style-name="standard">
      <style:graphic-properties draw:stroke="solid" draw:fill="none" fo:min-height="2.163cm"/>
      <style:paragraph-properties style:writing-mode="lr-tb"/>
    </style:style>
    <style:style style:name="gr3" style:family="graphic" style:parent-style-name="standard">
      <style:graphic-properties draw:stroke="solid" draw:fill="none" fo:min-height="6.845cm"/>
      <style:paragraph-properties style:writing-mode="lr-tb"/>
    </style:style>
    <style:style style:name="gr4" style:family="graphic" style:parent-style-name="standard">
      <style:graphic-properties draw:stroke="solid" draw:fill="none" fo:min-height="6.989cm"/>
      <style:paragraph-properties style:writing-mode="lr-tb"/>
    </style:style>
    <style:style style:name="gr5" style:family="graphic" style:parent-style-name="standard">
      <style:graphic-properties draw:stroke="solid" draw:fill="none" fo:min-height="25.404cm"/>
      <style:paragraph-properties style:writing-mode="lr-tb"/>
    </style:style>
    <style:style style:name="gr6" style:family="graphic" style:parent-style-name="standard">
      <style:graphic-properties draw:stroke="solid" draw:fill="none" fo:min-height="32.959cm"/>
      <style:paragraph-properties style:writing-mode="lr-tb"/>
    </style:style>
    <style:style style:name="gr7" style:family="graphic" style:parent-style-name="standard">
      <style:graphic-properties draw:stroke="none" draw:fill="none" fo:min-height="10.314cm"/>
      <style:paragraph-properties style:writing-mode="lr-tb"/>
    </style:style>
    <style:style style:name="gr8" style:family="graphic" style:parent-style-name="standard">
      <style:graphic-properties draw:stroke="none" draw:fill="none" fo:min-height="27.182cm"/>
      <style:paragraph-properties style:writing-mode="lr-tb"/>
    </style:style>
    <style:style style:name="gr9" style:family="graphic" style:parent-style-name="standard">
      <style:graphic-properties draw:stroke="none" draw:fill="none" fo:min-height="26.292cm"/>
      <style:paragraph-properties style:writing-mode="lr-tb"/>
    </style:style>
    <style:style style:name="gr10" style:family="graphic" style:parent-style-name="standard">
      <style:graphic-properties draw:stroke="none" draw:fill="none" fo:min-height="13.782cm"/>
      <style:paragraph-properties style:writing-mode="lr-tb"/>
    </style:style>
    <style:style style:name="P1" style:family="paragraph">
      <style:paragraph-properties style:text-autospace="none"/>
      <style:text-properties fo:font-size="10pt"/>
    </style:style>
    <style:style style:name="P2" style:family="paragraph">
      <loext:graphic-properties draw:fill="none"/>
      <style:paragraph-properties style:text-autospace="none" style:writing-mode="lr-tb"/>
      <style:text-properties style:font-name="Courier New" fo:font-size="10pt" style:font-name-asian="Times New Roman1" style:font-size-asian="10pt" style:font-name-complex="Times New Roman1" style:font-size-complex="10pt"/>
    </style:style>
    <style:style style:name="P3" style:family="paragraph">
      <loext:graphic-properties draw:fill="none"/>
      <style:paragraph-properties style:text-autospace="none" style:writing-mode="lr-tb"/>
      <style:text-properties style:font-name="Courier New" fo:font-size="10pt" style:font-name-asian="Courier1" style:font-size-asian="10pt" style:font-name-complex="Courier1" style:font-size-complex="10pt"/>
    </style:style>
    <style:style style:name="P4" style:family="paragraph">
      <style:text-properties fo:font-size="10pt"/>
    </style:style>
    <style:style style:name="P5" style:family="paragraph">
      <loext:graphic-properties draw:fill="none"/>
      <style:paragraph-properties style:writing-mode="lr-tb"/>
      <style:text-properties style:font-name="Courier New" fo:font-size="10pt"/>
    </style:style>
    <style:style style:name="P6" style:family="paragraph">
      <style:text-properties style:font-name="Courier New" fo:font-size="10pt"/>
    </style:style>
    <style:style style:name="P7" style:family="paragraph">
      <loext:graphic-properties draw:fill="none"/>
      <style:text-properties style:font-name="Courier New" fo:font-size="10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Courier New" fo:font-size="10pt"/>
    </style:style>
    <style:style style:name="T1" style:family="text">
      <style:text-properties style:font-name="Courier New" style:font-name-asian="Times New Roman1" style:font-size-asian="10pt" style:font-name-complex="Times New Roman1" style:font-size-complex="10pt"/>
    </style:style>
    <style:style style:name="T2" style:family="text">
      <style:text-properties style:font-name="Courier New" style:font-name-asian="Courier1" style:font-size-asian="12pt" style:font-name-complex="Courier1" style:font-size-complex="12pt"/>
    </style:style>
    <style:style style:name="T3" style:family="text">
      <style:text-properties style:font-name="Courier New" fo:font-weight="bold" style:font-name-asian="Courier1" style:font-size-asian="10pt" style:font-weight-asian="bold" style:font-name-complex="Courier1" style:font-size-complex="10pt" style:font-weight-complex="bold"/>
    </style:style>
    <style:style style:name="T4" style:family="text">
      <style:text-properties style:font-name="Courier New" style:font-name-asian="Courier1" style:font-size-asian="10pt" style:font-name-complex="Courier1" style:font-size-complex="10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="Courier New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fo:font-size="10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Courier New" fo:font-size="10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4cm" svg:height="7.017cm" svg:x="1.291cm" svg:y="1.254cm">
          <draw:text-box>
            <text:p text:style-name="P1"><text:span text:style-name="T1"><text:s text:c="2"/></text:span><text:span text:style-name="T1">0 <text:s text:c="3"/>1 <text:s text:c="4"/>2 <text:s text:c="3"/>3 4 5 6 7</text:span></text:p>
            <text:p text:style-name="P1"><text:span text:style-name="T1">0 <text:s text:c="11"/>&lt;sp&gt; 0 @ P </text:span><text:span text:style-name="T2">` </text:span><text:span text:style-name="T1">p</text:span></text:p>
            <text:p text:style-name="P1"><text:span text:style-name="T1">1 <text:s text:c="11"/>! <text:s text:c="3"/>1 A Q a q</text:span></text:p>
            <text:p text:style-name="P1"><text:span text:style-name="T1">2 <text:s text:c="11"/>" <text:s text:c="3"/>2 B R b r</text:span></text:p>
            <text:p text:style-name="P1"><text:span text:style-name="T1">3 <text:s text:c="11"/># <text:s text:c="3"/>3 C S c s</text:span></text:p>
            <text:p text:style-name="P1"><text:span text:style-name="T1">4 <text:s text:c="11"/>$ <text:s text:c="3"/>4 D T d t</text:span></text:p>
            <text:p text:style-name="P1"><text:span text:style-name="T1">5 <text:s text:c="11"/>% <text:s text:c="3"/>5 E U e u</text:span></text:p>
            <text:p text:style-name="P1"><text:span text:style-name="T1">6 <text:s text:c="11"/>&amp; <text:s text:c="3"/>6 F V f v</text:span></text:p>
            <text:p text:style-name="P1"><text:span text:style-name="T1">7 <text:s text:c="11"/>' <text:s text:c="3"/>7 G W g w</text:span></text:p>
            <text:p text:style-name="P1"><text:span text:style-name="T1">8 <text:s text:c="5"/>&lt;can&gt; ( <text:s text:c="3"/>8 H X h x</text:span></text:p>
            <text:p text:style-name="P1"><text:span text:style-name="T1">9 &lt;ht&gt; <text:s text:c="6"/>) <text:s text:c="3"/>9 I Y i y</text:span></text:p>
            <text:p text:style-name="P1"><text:span text:style-name="T1">A &lt;lf&gt; <text:s text:c="6"/>* <text:s text:c="3"/>: J Z j z</text:span></text:p>
            <text:p text:style-name="P1"><text:span text:style-name="T1">B &lt;vt&gt; <text:s text:c="6"/>+ <text:s text:c="3"/>; K [ k {</text:span></text:p>
            <text:p text:style-name="P1"><text:span text:style-name="T1">C &lt;ff&gt; <text:s text:c="6"/>, <text:s text:c="3"/>&lt; L \ l |</text:span></text:p>
            <text:p text:style-name="P1"><text:span text:style-name="T1">D &lt;cr&gt; <text:s text:c="6"/>- <text:s text:c="3"/>= M ] m }</text:span></text:p>
            <text:p text:style-name="P1"><text:span text:style-name="T1">E <text:s text:c="11"/>. <text:s text:c="3"/>&gt; N ^ n ~</text:span></text:p>
            <text:p text:style-name="P1"><text:span text:style-name="T1">F <text:s text:c="11"/>/ <text:s text:c="3"/>? O _ o</text:span></text:p>
          </draw:text-box>
        </draw:frame>
        <draw:frame draw:style-name="gr2" draw:text-style-name="P3" draw:layer="layout" svg:width="10.874cm" svg:height="2.413cm" svg:x="7.906cm" svg:y="1.254cm">
          <draw:text-box>
            <text:p text:style-name="P1"><text:span text:style-name="T3">Character Classes</text:span></text:p>
            <text:p text:style-name="P1"><text:span text:style-name="T4"/></text:p>
            <text:p text:style-name="P1"><text:span text:style-name="T4">&lt;let&gt; ::= A | B | ... | Z | a | b | ... | z</text:span></text:p>
            <text:p text:style-name="P1"><text:span text:style-name="T4">&lt;dig&gt; ::= 0 | 1 | 2 | 3 | 4 | 5 | 6 | 7 | 8 | 9</text:span></text:p>
            <text:p text:style-name="P1"><text:span text:style-name="T4">&lt;fe&gt; ::= &lt;sp&gt; | &lt;cr&gt; | &lt;lf&gt; | &lt;ht&gt; | &lt;vt&gt; | &lt;ff&gt;</text:span></text:p>
          </draw:text-box>
        </draw:frame>
        <draw:frame draw:style-name="gr3" draw:text-style-name="P3" draw:layer="layout" svg:width="14.303cm" svg:height="7.095cm" svg:x="1.254cm" svg:y="8.493cm">
          <draw:text-box>
            <text:p text:style-name="P1"><text:span text:style-name="T3">Information Units</text:span></text:p>
            <text:p text:style-name="P1"><text:span text:style-name="T4"/></text:p>
            <text:p text:style-name="P1"><text:span text:style-name="T4">&lt;nil&gt; ::=</text:span></text:p>
            <text:p text:style-name="P1"><text:span text:style-name="T4">&lt;ident&gt; ::= &lt;let&gt; (&lt;let&gt; | &lt;dig&gt;)*</text:span></text:p>
            <text:p text:style-name="P1"><text:span text:style-name="T4">&lt;sym name&gt; ::= &lt;dig&gt;* ((&lt;let&gt; | '+' | # | %) &lt;dig&gt;*)+</text:span></text:p>
            <text:p text:style-name="P1"><text:span text:style-name="T4">&lt;alphanum&gt; ::= (&lt;let&gt; | &lt;dig&gt;)+</text:span></text:p>
            <text:p text:style-name="P1"><text:span text:style-name="T4">&lt;dec num&gt; ::= [D'] &lt;dig&gt;* [.] &lt;dig&gt;+</text:span></text:p>
            <text:p text:style-name="P1"><text:span text:style-name="T4">&lt;arith exp&gt; ::= '(' ['+' | -] &lt;dig&gt;* [.] &lt;dig&gt;+ ')'</text:span></text:p>
            <text:p text:style-name="P1"><text:span text:style-name="T4">&lt;hex num&gt; ::= [H'] (&lt;dig&gt; | A | B | C | D | E | F)+</text:span></text:p>
            <text:p text:style-name="P1"><text:span text:style-name="T4">&lt;oct num&gt; ::= [O'] (0 | 1 | 2 | 3 | 4 | 5 | 6 | 7)+</text:span></text:p>
            <text:p text:style-name="P1"><text:span text:style-name="T4">&lt;bin num&gt; ::= [B'] (0 | 1)+</text:span></text:p>
            <text:p text:style-name="P1"><text:span text:style-name="T4">&lt;keyed num&gt; ::= [K'] (&lt;dig&gt; | A | B | C | D | '*' | #)+</text:span></text:p>
            <text:p text:style-name="P1"><text:span text:style-name="T4">&lt;num str&gt; ::= &lt;dig&gt;+</text:span></text:p>
            <text:p text:style-name="P1"><text:span text:style-name="T4">&lt;integer&gt; ::= &lt;num str&gt;</text:span></text:p>
            <text:p text:style-name="P1"><text:span text:style-name="T4"><text:s text:c="14"/></text:span><text:span text:style-name="T4">| '(' ['+' | -] &lt;dig&gt;+ ')'</text:span></text:p>
            <text:p text:style-name="P1"><text:span text:style-name="T4">&lt;text str&gt; ::= " (\" | \\ | &lt;any character except " or \&gt;)* "</text:span></text:p>
            <text:p text:style-name="P1"><text:span text:style-name="T4">&lt;inner str&gt; ::= \" ("" | \\ | &lt;any character except " or \&gt;)* \"</text:span></text:p>
          </draw:text-box>
        </draw:frame>
        <draw:frame draw:style-name="gr4" draw:text-style-name="P5" draw:layer="layout" svg:width="12.652cm" svg:height="8.211cm" svg:x="1.254cm" svg:y="15.732cm">
          <draw:text-box>
            <text:p text:style-name="P4"><text:span text:style-name="T5">Parameter Value Complexes</text:span></text:p>
            <text:p text:style-name="P4"><text:span text:style-name="T6"/></text:p>
            <text:p text:style-name="P4"><text:span text:style-name="T6">&lt;param value </text:span><text:span text:style-name="T7">complex</text:span><text:span text:style-name="T6">(&lt;</text:span><text:span text:style-name="T5">info unit class</text:span><text:span text:style-name="T6">&gt;)&gt; ::=</text:span></text:p>
            <text:p text:style-name="P4"><text:span text:style-name="T6"><text:s text:c="16"/></text:span><text:span text:style-name="T6">&lt;seq chain&gt; (&amp; &lt;seq chain&gt;)*</text:span></text:p>
            <text:p text:style-name="P4"><text:span text:style-name="T6">&lt;seq chain&gt; ::= &lt;simple seq&gt;</text:span></text:p>
            <text:p text:style-name="P4"><text:span text:style-name="T6"><text:s text:c="16"/></text:span><text:span text:style-name="T6">| &lt;cmp chain&gt;</text:span></text:p>
            <text:p text:style-name="P4"><text:span text:style-name="T6">&lt;simple seq&gt; ::= &lt;</text:span><text:span text:style-name="T5">info unit class</text:span><text:span text:style-name="T6">&gt;</text:span></text:p>
            <text:p text:style-name="P4"><text:span text:style-name="T6"><text:s text:c="17"/></text:span><text:span text:style-name="T6">| &lt;from unit&gt; &amp;&amp; &lt;to unit&gt;</text:span></text:p>
            <text:p text:style-name="P4"><text:span text:style-name="T6"><text:s text:c="17"/></text:span><text:span text:style-name="T6">| &lt;from unit&gt; &amp;&amp; &lt;to unit&gt; .++. &lt;inc&gt;</text:span></text:p>
            <text:p text:style-name="P4"><text:span text:style-name="T6">&lt;from unit&gt; ::= &lt;</text:span><text:span text:style-name="T5">info unit class</text:span><text:span text:style-name="T6">&gt;</text:span></text:p>
            <text:p text:style-name="P4"><text:span text:style-name="T6">&lt;to unit&gt; ::= &lt;</text:span><text:span text:style-name="T5">info unit class</text:span><text:span text:style-name="T6">&gt;</text:span></text:p>
            <text:p text:style-name="P4"><text:span text:style-name="T6">&lt;inc&gt; ::= &lt;dec num&gt;</text:span></text:p>
            <text:p text:style-name="P4"><text:span text:style-name="T6">&lt;cmp chain&gt; ::= &lt;cmp seq&gt; (&amp;- &lt;linked seq&gt;)*</text:span></text:p>
            <text:p text:style-name="P4"><text:span text:style-name="T6">&lt;cmp seq&gt; ::= &lt;cmp arg&gt;</text:span></text:p>
            <text:p text:style-name="P4"><text:span text:style-name="T6"><text:s text:c="14"/></text:span><text:span text:style-name="T6">| &lt;cmp arg&gt; &amp;&amp;- &lt;to unit&gt;</text:span></text:p>
            <text:p text:style-name="P4"><text:span text:style-name="T6"><text:s text:c="14"/></text:span><text:span text:style-name="T6">| &lt;cmp arg&gt; &amp;&amp;- &lt;to unit&gt; .++. &lt;inc&gt;</text:span></text:p>
            <text:p text:style-name="P4"><text:span text:style-name="T6">&lt;cmp arg&gt; ::= &lt;</text:span><text:span text:style-name="T5">info unit class</text:span><text:span text:style-name="T6">&gt; (- &lt;</text:span><text:span text:style-name="T5">info unit class</text:span><text:span text:style-name="T6">&gt;)+</text:span></text:p>
            <text:p text:style-name="P4"><text:span text:style-name="T6">&lt;linked seq&gt; ::= &lt;</text:span><text:span text:style-name="T5">info unit class</text:span><text:span text:style-name="T6">&gt;</text:span></text:p>
            <text:p text:style-name="P4"><text:span text:style-name="T6"><text:s text:c="17"/></text:span><text:span text:style-name="T6">| &lt;from unit&gt; &amp;&amp;- &lt;to unit&gt;</text:span></text:p>
            <text:p text:style-name="P4"><text:span text:style-name="T6"><text:s text:c="17"/></text:span><text:span text:style-name="T6">| &lt;from unit&gt; &amp;&amp;- &lt;to unit&gt; .++. &lt;inc&gt;</text:span></text:p>
          </draw:text-box>
        </draw:frame>
      </draw:page>
      <draw:page draw:name="page2" draw:style-name="dp1" draw:master-page-name="Default">
        <draw:frame draw:style-name="gr5" draw:text-style-name="P5" draw:layer="layout" svg:width="13.843cm" svg:height="26.121cm" svg:x="1cm" svg:y="1cm">
          <draw:text-box>
            <text:p text:style-name="P4"><text:span text:style-name="T5">Input Messages</text:span></text:p>
            <text:p text:style-name="P4"><text:span text:style-name="T6"/></text:p>
            <text:p text:style-name="P4"><text:span text:style-name="T6">&lt;input message&gt; ::= &lt;cmd code&gt; : [&lt;tid&gt;] : [&lt;aid&gt;] : &lt;ctag&gt;</text:span></text:p>
            <text:p text:style-name="P4"><text:span text:style-name="T6"><text:s text:c="20"/></text:span><text:span text:style-name="T6">:[&lt;general block&gt;] (: &lt;payload block&gt;)* ;</text:span></text:p>
            <text:p text:style-name="P4"><text:span text:style-name="T6"/></text:p>
            <text:p text:style-name="P4"><text:span text:style-name="T5">Command Code</text:span></text:p>
            <text:p text:style-name="P4"><text:span text:style-name="T6"/></text:p>
            <text:p text:style-name="P4"><text:span text:style-name="T6">&lt;cmd code&gt; ::= &lt;ident&gt;</text:span></text:p>
            <text:p text:style-name="P4"><text:span text:style-name="T6"><text:s text:c="15"/></text:span><text:span text:style-name="T6">| &lt;ident&gt; - &lt;ident&gt;</text:span></text:p>
            <text:p text:style-name="P4"><text:span text:style-name="T6"><text:s text:c="15"/></text:span><text:span text:style-name="T6">| &lt;ident&gt; - &lt;ident&gt; - &lt;ident&gt;</text:span></text:p>
            <text:p text:style-name="P4"><text:span text:style-name="T6"><text:s text:c="15"/></text:span><text:span text:style-name="T6">| &lt;ident&gt; - &lt;ident&gt; # &lt;ident&gt;</text:span></text:p>
            <text:p text:style-name="P4"><text:span text:style-name="T6"/></text:p>
            <text:p text:style-name="P4"><text:span text:style-name="T5">Target Identifier</text:span></text:p>
            <text:p text:style-name="P4"><text:span text:style-name="T6"/></text:p>
            <text:p text:style-name="P4"><text:span text:style-name="T6">&lt;tid&gt; ::= &lt;ident&gt; ( - &lt;ident&gt;)*</text:span></text:p>
            <text:p text:style-name="P4"><text:span text:style-name="T6"><text:s text:c="10"/></text:span><text:span text:style-name="T6">| &lt;text str&gt;</text:span></text:p>
            <text:p text:style-name="P4"><text:span text:style-name="T6"/></text:p>
            <text:p text:style-name="P4"><text:span text:style-name="T5">Access Identifier</text:span></text:p>
            <text:p text:style-name="P4"><text:span text:style-name="T6"/></text:p>
            <text:p text:style-name="P4"><text:span text:style-name="T6">&lt;aid&gt; ::= &lt;aid unit&gt; (, &lt;aid unit&gt;)*</text:span></text:p>
            <text:p text:style-name="P4"><text:span text:style-name="T6">&lt;aid unit&gt; ::= [&lt;aid name&gt; =] &lt;param value&gt;</text:span></text:p>
            <text:p text:style-name="P4"><text:span text:style-name="T6">&lt;aid name&gt; ::= &lt;ident&gt;</text:span></text:p>
            <text:p text:style-name="P4"><text:span text:style-name="T6"/></text:p>
            <text:p text:style-name="P4"><text:span text:style-name="T5">Correlation Tag</text:span></text:p>
            <text:p text:style-name="P4"><text:span text:style-name="T6"/></text:p>
            <text:p text:style-name="P4"><text:span text:style-name="T6">&lt;ctag&gt; ::= &lt;ident&gt;</text:span></text:p>
            <text:p text:style-name="P4"><text:span text:style-name="T6"><text:s text:c="11"/></text:span><text:span text:style-name="T6">| &lt;dec num&gt;</text:span></text:p>
            <text:p text:style-name="P4"><text:span text:style-name="T6"/></text:p>
            <text:p text:style-name="P4"><text:span text:style-name="T5">General Block</text:span></text:p>
            <text:p text:style-name="P4"><text:span text:style-name="T6"/></text:p>
            <text:p text:style-name="P4"><text:span text:style-name="T6">&lt;general block&gt; ::= &lt;nil&gt;</text:span></text:p>
            <text:p text:style-name="P4"><text:span text:style-name="T6"><text:s text:c="20"/></text:span><text:span text:style-name="T6">| &lt;pos def gen blk&gt;</text:span></text:p>
            <text:p text:style-name="P4"><text:span text:style-name="T6"><text:s text:c="20"/></text:span><text:span text:style-name="T6">| &lt;name def gen blk&gt;</text:span></text:p>
            <text:p text:style-name="P4"><text:span text:style-name="T6">&lt;pos def gen blk&gt; ::= [&lt;order nr&gt;], [&lt;gb_date&gt;], [&lt;gb_time&gt;],</text:span></text:p>
            <text:p text:style-name="P4"><text:span text:style-name="T6"><text:s text:c="22"/></text:span><text:span text:style-name="T6">[cont_flag] [,&lt;idr_ind&gt;]</text:span></text:p>
            <text:p text:style-name="P4"><text:span text:style-name="T6">&lt;name def gen blk&gt; ::= [ON = &lt;order nr&gt;], [DATE = &lt;gb_date&gt;],</text:span></text:p>
            <text:p text:style-name="P4"><text:span text:style-name="T6"><text:s text:c="23"/></text:span><text:span text:style-name="T6">[TIME = &lt;gb_time&gt;], [CF = &lt;cont_flag&gt;]</text:span></text:p>
            <text:p text:style-name="P4"><text:span text:style-name="T6"><text:s text:c="23"/></text:span><text:span text:style-name="T6">[,RTRVIND = &lt;idr_ind&gt;]</text:span></text:p>
            <text:p text:style-name="P4"><text:span text:style-name="T6">&lt;order nr&gt; ::= &lt;dec num&gt;</text:span></text:p>
            <text:p text:style-name="P4"><text:span text:style-name="T6">&lt;gb_date&gt; ::= &lt;dig&gt; &lt;dig&gt; - &lt;dig&gt; &lt;dig&gt; - &lt;dig&gt; &lt;dig&gt;</text:span></text:p>
            <text:p text:style-name="P4"><text:span text:style-name="T6">&lt;gb_time&gt; ::= &lt;dig&gt; &lt;dig&gt; - &lt;dig&gt; &lt;dig&gt; - &lt;dig&gt; &lt;dig&gt;</text:span></text:p>
            <text:p text:style-name="P4"><text:span text:style-name="T6">&lt;cont_flag&gt; ::= 0 | 1</text:span></text:p>
            <text:p text:style-name="P4"><text:span text:style-name="T6">&lt;idr_ind&gt; ::= &lt;ident&gt; (- &lt;ident&gt;)*</text:span></text:p>
            <text:p text:style-name="P4"><text:span text:style-name="T6"/></text:p>
            <text:p text:style-name="P4"><text:span text:style-name="T5">Payload Block</text:span></text:p>
            <text:p text:style-name="P4"><text:span text:style-name="T6"/></text:p>
            <text:p text:style-name="P4"><text:span text:style-name="T6">&lt;payload block&gt; ::= &lt;pos def param&gt; (, &lt;pos def param&gt;)*</text:span></text:p>
            <text:p text:style-name="P4"><text:span text:style-name="T6"><text:s text:c="20"/></text:span><text:span text:style-name="T6">| &lt;name def param&gt; (, &lt;name def param&gt;)*</text:span></text:p>
            <text:p text:style-name="P4"><text:span text:style-name="T6">&lt;pos def param&gt; ::= &lt;nil&gt;</text:span></text:p>
            <text:p text:style-name="P4"><text:span text:style-name="T6"><text:s text:c="20"/></text:span><text:span text:style-name="T6">| [&lt;param name&gt; =] &lt;param value&gt;</text:span></text:p>
            <text:p text:style-name="P4"><text:span text:style-name="T6">&lt;name def param&gt; ::= &lt;param name&gt; = &lt;param value&gt;</text:span></text:p>
            <text:p text:style-name="P4"><text:span text:style-name="T6">&lt;param name&gt; ::= &lt;ident&gt;</text:span></text:p>
            <text:p text:style-name="P4"><text:span text:style-name="T6">&lt;param value&gt; ::= &lt;param value complex(&lt;cmd info unit class&gt;)&gt;</text:span></text:p>
            <text:p text:style-name="P4"><text:span text:style-name="T6">&lt;cmd info unit class&gt; ::= &lt;ident&gt;</text:span></text:p>
            <text:p text:style-name="P4"><text:span text:style-name="T6"><text:s text:c="26"/></text:span><text:span text:style-name="T6">| &lt;sym name&gt;</text:span></text:p>
            <text:p text:style-name="P4"><text:span text:style-name="T6"><text:s text:c="26"/></text:span><text:span text:style-name="T6">| &lt;alphanum&gt;</text:span></text:p>
            <text:p text:style-name="P4"><text:span text:style-name="T6"><text:s text:c="26"/></text:span><text:span text:style-name="T6">| &lt;dec num&gt;</text:span></text:p>
            <text:p text:style-name="P4"><text:span text:style-name="T6"><text:s text:c="26"/></text:span><text:span text:style-name="T6">| &lt;arith exp&gt;</text:span></text:p>
            <text:p text:style-name="P4"><text:span text:style-name="T6"><text:s text:c="26"/></text:span><text:span text:style-name="T6">| &lt;hex num&gt;</text:span></text:p>
            <text:p text:style-name="P4"><text:span text:style-name="T6"><text:s text:c="26"/></text:span><text:span text:style-name="T6">| &lt;oct num&gt;</text:span></text:p>
            <text:p text:style-name="P4"><text:span text:style-name="T6"><text:s text:c="26"/></text:span><text:span text:style-name="T6">| &lt;bin num&gt;</text:span></text:p>
            <text:p text:style-name="P4"><text:span text:style-name="T6"><text:s text:c="26"/></text:span><text:span text:style-name="T6">| &lt;keyed num&gt;</text:span></text:p>
            <text:p text:style-name="P4"><text:span text:style-name="T6"><text:s text:c="26"/></text:span><text:span text:style-name="T6">| &lt;num str&gt;</text:span></text:p>
            <text:p text:style-name="P4"><text:span text:style-name="T6"><text:s text:c="26"/></text:span><text:span text:style-name="T6">| &lt;integer&gt;</text:span></text:p>
            <text:p text:style-name="P4"><text:span text:style-name="T6"><text:s text:c="26"/></text:span><text:span text:style-name="T6">| &lt;text str&gt;</text:span></text:p>
          </draw:text-box>
        </draw:frame>
      </draw:page>
      <draw:page draw:name="page3" draw:style-name="dp1" draw:master-page-name="Default">
        <draw:frame draw:style-name="gr6" draw:text-style-name="P7" draw:layer="layout" svg:width="17.994cm" svg:height="33.683cm" svg:x="0.913cm" svg:y="1.065cm">
          <draw:text-box>
            <text:p text:style-name="P6"><text:span text:style-name="T8">Output Messages</text:span></text:p>
            <text:p text:style-name="P6"/>
            <text:p text:style-name="P6">&lt;output message&gt; ::= &lt;acknowledgment&gt;</text:p>
            <text:p text:style-name="P6"><text:s text:c="21"/>| &lt;response&gt;</text:p>
            <text:p text:style-name="P6"><text:span text:style-name="T9"><text:s text:c="21"/></text:span><text:span text:style-name="T9">| &lt;autonomous&gt;</text:span></text:p>
            <text:p text:style-name="P6"/>
            <text:p text:style-name="P6"><text:span text:style-name="T8">Acknowledgments</text:span></text:p>
            <text:p text:style-name="P6"/>
            <text:p text:style-name="P6">&lt;acknowledgment&gt; ::= &lt;ack code&gt; &lt;sp&gt; &lt;ctag&gt; &lt;cr&gt; &lt;lf&gt; &lt;</text:p>
            <text:p text:style-name="P6">&lt;ack code&gt; ::= IP | OK | PF | NA | NG | RL</text:p>
            <text:p text:style-name="P6"/>
            <text:p text:style-name="P6"><text:span text:style-name="T8">Output Response and Autonomous Messages</text:span></text:p>
            <text:p text:style-name="P6"/>
            <text:p text:style-name="P6">&lt;response&gt; ::= &lt;header&gt; &lt;response id&gt; [&lt;text block&gt;] &lt;terminator&gt;</text:p>
            <text:p text:style-name="P6">&lt;autonomous&gt; ::= &lt;header&gt; &lt;auto id&gt; [&lt;text block&gt;] &lt;terminator&gt;</text:p>
            <text:p text:style-name="P6">&lt;header&gt; ::= &lt;cr&gt; &lt;lf&gt; &lt;lf&gt; &lt;sp&gt; &lt;sp&gt; &lt;sp&gt; &lt;sid&gt; &lt;sp&gt; &lt;date&gt; &lt;sp&gt; &lt;time&gt;</text:p>
            <text:p text:style-name="P6">&lt;sid&gt; ::= &lt;tid&gt;</text:p>
            <text:p text:style-name="P6">&lt;date&gt; ::= &lt;dig&gt; &lt;dig&gt; - &lt;dig&gt; &lt;dig&gt; - &lt;dig&gt; &lt;dig&gt;</text:p>
            <text:p text:style-name="P6">&lt;time&gt; ::= &lt;dig&gt; &lt;dig&gt; : &lt;dig&gt; &lt;dig&gt; : &lt;dig&gt; &lt;dig&gt;</text:p>
            <text:p text:style-name="P6"/>
            <text:p text:style-name="P6"><text:span text:style-name="T8">Response Identifier</text:span></text:p>
            <text:p text:style-name="P6"/>
            <text:p text:style-name="P6">&lt;response id&gt; ::= &lt;cr&gt; &lt;lf&gt; M &lt;sp&gt; &lt;sp&gt; &lt;ctag&gt; &lt;sp&gt; &lt;completion code&gt;</text:p>
            <text:p text:style-name="P6">&lt;completion code&gt; ::= COMPLD | DENY | PRTL | DELAY | RTRV</text:p>
            <text:p text:style-name="P6"/>
            <text:p text:style-name="P6"><text:span text:style-name="T8">Autonomous Messages</text:span></text:p>
            <text:p text:style-name="P6"/>
            <text:p text:style-name="P6">&lt;auto id&gt; ::= &lt;cr&gt; &lt;lf&gt; &lt;alarm code&gt; &lt;sp&gt; &lt;atag&gt; &lt;sp&gt; &lt;output code&gt;</text:p>
            <text:p text:style-name="P6">&lt;alarm code&gt; ::= '*'C | '*' '*' | '*' &lt;sp&gt; | A &lt;sp&gt;</text:p>
            <text:p text:style-name="P6">&lt;atag&gt; ::= &lt;dec num&gt;</text:p>
            <text:p text:style-name="P6">&lt;output code&gt; ::= &lt;ident&gt;</text:p>
            <text:p text:style-name="P6"><text:s text:c="18"/>| &lt;ident&gt; &lt;sp&gt; &lt;ident&gt;</text:p>
            <text:p text:style-name="P6"><text:span text:style-name="T9"><text:s text:c="18"/></text:span><text:span text:style-name="T9">| &lt;ident&gt; &lt;sp&gt; &lt;ident&gt; &lt;sp&gt; &lt;ident&gt;</text:span></text:p>
            <text:p text:style-name="P6"/>
            <text:p text:style-name="P6"><text:span text:style-name="T8">Text Blocks</text:span></text:p>
            <text:p text:style-name="P6"/>
            <text:p text:style-name="P6">&lt;text block&gt; ::= (&lt;cr&gt; &lt;lf&gt; &lt;sp&gt; &lt;sp&gt; &lt;sp&gt; &lt;line&gt;)+</text:p>
            <text:p text:style-name="P6">&lt;line&gt; ::= &lt;comment&gt;</text:p>
            <text:p text:style-name="P6"><text:s text:c="11"/>| &lt;unquoted line&gt;</text:p>
            <text:p text:style-name="P6"><text:span text:style-name="T9"><text:s text:c="11"/></text:span><text:span text:style-name="T9">| &lt;quoted line&gt;</text:span></text:p>
            <text:p text:style-name="P6">&lt;comment&gt; ::= /'*' &lt;any character sequence except */&gt; '*'/</text:p>
            <text:p text:style-name="P6">&lt;unquoted line&gt; ::= &lt;output unit&gt; ([,] &lt;ws&gt;+ &lt;output unit&gt;)*</text:p>
            <text:p text:style-name="P6">&lt;ws&gt; ::= &lt;sp&gt; | &lt;ht&gt; | &lt;vt&gt; | &lt;ff&gt;</text:p>
            <text:p text:style-name="P6">&lt;output unit&gt; ::= [&lt;unquoted param name&gt; =] &lt;unquoted param value&gt;</text:p>
            <text:p text:style-name="P6">&lt;unquoted param name&gt; ::= &lt;ident&gt;</text:p>
            <text:p text:style-name="P6">&lt;unquoted param value&gt; ::= &lt;param value complex(&lt;unquoted info unit class&gt;)&gt;</text:p>
            <text:p text:style-name="P6">&lt;unquoted info unit class&gt; ::= &lt;ident&gt;</text:p>
            <text:p text:style-name="P6"><text:s text:c="31"/>| &lt;sym name&gt;</text:p>
            <text:p text:style-name="P6"><text:span text:style-name="T9"><text:s text:c="31"/></text:span><text:span text:style-name="T9">| &lt;alphanum&gt;</text:span></text:p>
            <text:p text:style-name="P6"><text:span text:style-name="T9"><text:s text:c="31"/></text:span><text:span text:style-name="T9">| &lt;dec num&gt;</text:span></text:p>
            <text:p text:style-name="P6"><text:span text:style-name="T9"><text:s text:c="31"/></text:span><text:span text:style-name="T9">| &lt;arith exp&gt;</text:span></text:p>
            <text:p text:style-name="P6"><text:span text:style-name="T9"><text:s text:c="31"/></text:span><text:span text:style-name="T9">| &lt;hex num&gt;</text:span></text:p>
            <text:p text:style-name="P6"><text:span text:style-name="T9"><text:s text:c="31"/></text:span><text:span text:style-name="T9">| &lt;oct num&gt;</text:span></text:p>
            <text:p text:style-name="P6"><text:span text:style-name="T9"><text:s text:c="31"/></text:span><text:span text:style-name="T9">| &lt;bin num&gt;</text:span></text:p>
            <text:p text:style-name="P6"><text:span text:style-name="T9"><text:s text:c="31"/></text:span><text:span text:style-name="T9">| &lt;keyed num&gt;</text:span></text:p>
            <text:p text:style-name="P6"><text:span text:style-name="T9"><text:s text:c="31"/></text:span><text:span text:style-name="T9">| &lt;num str&gt;</text:span></text:p>
            <text:p text:style-name="P6"><text:span text:style-name="T9"><text:s text:c="31"/></text:span><text:span text:style-name="T9">| &lt;integer&gt;</text:span></text:p>
            <text:p text:style-name="P6">&lt;quoted line&gt; ::= " &lt;block&gt; (: &lt;block&gt;)* "</text:p>
            <text:p text:style-name="P6">&lt;block&gt; ::= &lt;pos def quoted param&gt; (, &lt;fe&gt;* &lt;pos def quoted param&gt;)*</text:p>
            <text:p text:style-name="P6"><text:s text:c="12"/>| &lt;name def quoted param&gt; (, &lt;fe&gt;* &lt;name def quoted param&gt;)*</text:p>
            <text:p text:style-name="P6">&lt;pos def quoted param&gt; ::= &lt;nil&gt;</text:p>
            <text:p text:style-name="P6"><text:s text:c="27"/>| [&lt;quoted param name&gt; =] &lt;quoted param value&gt;</text:p>
            <text:p text:style-name="P6">&lt;name def quoted param&gt; ::= &lt;quoted param name&gt; = &lt;quoted param value&gt;</text:p>
            <text:p text:style-name="P6">&lt;quoted param name&gt; ::= &lt;ident&gt;</text:p>
            <text:p text:style-name="P6">&lt;quoted param value&gt; ::= &lt;param value complex((&lt;quoted info unit class&gt;)&gt;</text:p>
            <text:p text:style-name="P6">&lt;quoted info unit class&gt; ::= &lt;ident&gt;</text:p>
            <text:p text:style-name="P6"><text:s text:c="29"/>| &lt;sym name&gt;</text:p>
            <text:p text:style-name="P6"><text:span text:style-name="T9"><text:s text:c="29"/></text:span><text:span text:style-name="T9">| &lt;alphanum&gt;</text:span></text:p>
            <text:p text:style-name="P6"><text:span text:style-name="T9"><text:s text:c="29"/></text:span><text:span text:style-name="T9">| &lt;dec num&gt;</text:span></text:p>
            <text:p text:style-name="P6"><text:span text:style-name="T9"><text:s text:c="29"/></text:span><text:span text:style-name="T9">| &lt;arith exp&gt;</text:span></text:p>
            <text:p text:style-name="P6"><text:span text:style-name="T9"><text:s text:c="29"/></text:span><text:span text:style-name="T9">| &lt;hex num&gt;</text:span></text:p>
            <text:p text:style-name="P6"><text:span text:style-name="T9"><text:s text:c="29"/></text:span><text:span text:style-name="T9">| &lt;oct num&gt;</text:span></text:p>
            <text:p text:style-name="P6"><text:span text:style-name="T9"><text:s text:c="29"/></text:span><text:span text:style-name="T9">| &lt;bin num&gt;</text:span></text:p>
            <text:p text:style-name="P6"><text:span text:style-name="T9"><text:s text:c="29"/></text:span><text:span text:style-name="T9">| &lt;keyed num&gt;</text:span></text:p>
            <text:p text:style-name="P6"><text:span text:style-name="T9"><text:s text:c="29"/></text:span><text:span text:style-name="T9">| &lt;num str&gt;</text:span></text:p>
            <text:p text:style-name="P6"><text:span text:style-name="T9"><text:s text:c="29"/></text:span><text:span text:style-name="T9">| &lt;integer&gt;</text:span></text:p>
            <text:p text:style-name="P6"><text:span text:style-name="T9"><text:s text:c="29"/></text:span><text:span text:style-name="T9">| &lt;inner str&gt;</text:span></text:p>
            <text:p text:style-name="P6">&lt;terminator&gt; ::= &lt;cr&gt; &lt;lf&gt; (&gt; | ;)</text:p>
            <text:p text:style-name="P6"/>
            <text:p text:style-name="P6"><text:span text:style-name="T8">Strings, Quotes, and Escape Sequences</text:span></text:p>
            <text:p text:style-name="P6"/>
            <text:p text:style-name="P6">&lt;text str&gt; ::= " (\" | \\ | &lt;any character except " or \&gt;)* "</text:p>
            <text:p text:style-name="P6">&lt;quoted line&gt; ::= " &lt;block&gt; (: &lt;block&gt;)* "</text:p>
            <text:p text:style-name="P6">&lt;inner str&gt; ::= \" ("" | \\ | &lt;any character except " or \&gt;)* \"</text:p>
          </draw:text-box>
        </draw:frame>
      </draw:page>
      <draw:page draw:name="page4" draw:style-name="dp1" draw:master-page-name="Default">
        <draw:frame draw:style-name="gr7" draw:text-style-name="P7" draw:layer="layout" svg:width="9.158cm" svg:height="10.599cm" svg:x="1cm" svg:y="1cm">
          <draw:text-box>
            <text:p text:style-name="P6"><text:span text:style-name="T8">Command Verbs</text:span></text:p>
            <text:p text:style-name="P6"><text:span text:style-name="T10"/></text:p>
            <text:p text:style-name="P6"><text:span text:style-name="T11">Verb <text:s text:c="2"/>Definition</text:span><text:span text:style-name="T12"> <text:s/></text:span><text:span text:style-name="T12"><text:s text:c="2"/>Verb <text:s text:c="3"/>Definition</text:span></text:p>
            <text:p text:style-name="P6"><text:span text:style-name="T13">ABT <text:s text:c="3"/>Abort <text:s text:c="4"/></text:span><text:span text:style-name="T9"><text:s text:c="2"/></text:span><text:span text:style-name="T9"><text:s text:c="2"/>INIT <text:s text:c="3"/>Initialize</text:span></text:p>
            <text:p text:style-name="P6"><text:span text:style-name="T13">ACPT <text:s text:c="2"/>Accept <text:s text:c="3"/></text:span><text:span text:style-name="T9"><text:s text:c="2"/></text:span><text:span text:style-name="T9"><text:s text:c="2"/>MEAS <text:s text:c="3"/>Measure</text:span></text:p>
            <text:p text:style-name="P6"><text:span text:style-name="T13">ACT <text:s text:c="3"/>Activate <text:s/></text:span><text:span text:style-name="T9"><text:s text:c="2"/></text:span><text:span text:style-name="T9"><text:s text:c="2"/>MON <text:s text:c="4"/>Monitor</text:span></text:p>
            <text:p text:style-name="P6"><text:span text:style-name="T13">ALW <text:s text:c="3"/>Allow <text:s text:c="4"/></text:span><text:span text:style-name="T9"><text:s text:c="2"/></text:span><text:span text:style-name="T9"><text:s text:c="2"/>OPR <text:s text:c="4"/>Operate</text:span></text:p>
            <text:p text:style-name="P6"><text:span text:style-name="T13">AUD <text:s text:c="3"/>Audit <text:s text:c="4"/></text:span><text:span text:style-name="T9"><text:s text:c="2"/></text:span><text:span text:style-name="T9"><text:s text:c="2"/>RD <text:s text:c="5"/>Read</text:span></text:p>
            <text:p text:style-name="P6"><text:span text:style-name="T13">CANC <text:s text:c="2"/>Cancel <text:s text:c="3"/></text:span><text:span text:style-name="T9"><text:s text:c="2"/></text:span><text:span text:style-name="T9"><text:s text:c="2"/>REC <text:s text:c="4"/>Recover</text:span></text:p>
            <text:p text:style-name="P6"><text:span text:style-name="T13">CHG <text:s text:c="3"/>Change <text:s text:c="3"/></text:span><text:span text:style-name="T9"><text:s text:c="2"/></text:span><text:span text:style-name="T9"><text:s text:c="2"/>RECNFGR Reconfigure</text:span></text:p>
            <text:p text:style-name="P6"><text:span text:style-name="T13">CMPR <text:s text:c="2"/>Compare <text:s text:c="2"/></text:span><text:span text:style-name="T9"><text:s text:c="2"/></text:span><text:span text:style-name="T9"><text:s text:c="2"/>REPT <text:s text:c="3"/>Report</text:span></text:p>
            <text:p text:style-name="P6"><text:span text:style-name="T13">CONN <text:s text:c="2"/>Connect <text:s text:c="2"/></text:span><text:span text:style-name="T9"><text:s text:c="2"/></text:span><text:span text:style-name="T9"><text:s text:c="2"/>RLS <text:s text:c="4"/>Release</text:span></text:p>
            <text:p text:style-name="P6"><text:span text:style-name="T13">COPY <text:s text:c="2"/>Copy <text:s text:c="5"/></text:span><text:span text:style-name="T9"><text:s text:c="2"/></text:span><text:span text:style-name="T9"><text:s text:c="2"/>RMV <text:s text:c="4"/>Remove</text:span></text:p>
            <text:p text:style-name="P6"><text:span text:style-name="T13">CPY <text:s text:c="3"/>Copy <text:s text:c="5"/></text:span><text:span text:style-name="T9"><text:s text:c="2"/></text:span><text:span text:style-name="T9"><text:s text:c="2"/>RST <text:s text:c="4"/>Restore</text:span></text:p>
            <text:p text:style-name="P6"><text:span text:style-name="T13">CRPT <text:s text:c="2"/>Corrupt <text:s text:c="2"/></text:span><text:span text:style-name="T9"><text:s text:c="2"/></text:span><text:span text:style-name="T9"><text:s text:c="2"/>RTRV <text:s text:c="3"/>Retrieve</text:span></text:p>
            <text:p text:style-name="P6"><text:span text:style-name="T13">CRTE <text:s text:c="2"/>Create <text:s text:c="3"/></text:span><text:span text:style-name="T9"><text:s text:c="2"/></text:span><text:span text:style-name="T9"><text:s text:c="2"/>SCHED <text:s text:c="2"/>Schedule</text:span></text:p>
            <text:p text:style-name="P6"><text:span text:style-name="T13">DGN <text:s text:c="3"/>Diagnose</text:span><text:span text:style-name="T9"> <text:s/></text:span><text:span text:style-name="T9"><text:s text:c="4"/>SET <text:s text:c="4"/>Set</text:span></text:p>
            <text:p text:style-name="P6"><text:span text:style-name="T13">DISC <text:s text:c="2"/>Disconnect</text:span><text:span text:style-name="T9"> <text:s/></text:span><text:span text:style-name="T9"><text:s text:c="2"/>SND <text:s text:c="4"/>Send</text:span></text:p>
            <text:p text:style-name="P6"><text:span text:style-name="T13">DLT <text:s text:c="3"/>Delete <text:s text:c="3"/></text:span><text:span text:style-name="T9"><text:s text:c="2"/></text:span><text:span text:style-name="T9"><text:s text:c="2"/>STA <text:s text:c="4"/>Start</text:span></text:p>
            <text:p text:style-name="P6"><text:span text:style-name="T13">ED <text:s text:c="4"/>Edit <text:s text:c="3"/></text:span><text:span text:style-name="T9"><text:s text:c="2"/></text:span><text:span text:style-name="T9"><text:s text:c="4"/>STP <text:s text:c="4"/>Stop</text:span></text:p>
            <text:p text:style-name="P6">ENCAP <text:s/>Encapsulation SW <text:s text:c="5"/>Switch</text:p>
            <text:p text:style-name="P6">ENT <text:s text:c="3"/>Enter <text:s text:c="8"/>TEST <text:s text:c="3"/>Test</text:p>
            <text:p text:style-name="P6">EX <text:s text:c="4"/>Exercise <text:s text:c="5"/>TRACE <text:s text:c="2"/>Trace</text:p>
            <text:p text:style-name="P6">EXIT <text:s text:c="2"/>Exit <text:s text:c="9"/>TST <text:s text:c="4"/>Test</text:p>
            <text:p text:style-name="P6">FLTLOC FaultLocate <text:s text:c="2"/>WRT <text:s text:c="4"/>Write</text:p>
            <text:p text:style-name="P6">INH <text:s text:c="3"/>Inhibit</text:p>
          </draw:text-box>
        </draw:frame>
      </draw:page>
      <draw:page draw:name="page5" draw:style-name="dp1" draw:master-page-name="Default">
        <draw:frame draw:style-name="gr8" draw:text-style-name="P7" draw:layer="layout" svg:width="13.97cm" svg:height="27.713cm" svg:x="1.127cm" svg:y="1cm">
          <draw:text-box>
            <text:p text:style-name="P6">Error</text:p>
            <text:p text:style-name="P6">Code Category Description</text:p>
            <text:p text:style-name="P6">EANS EQUIPAGE ACCESS NOT SUPPORTED</text:p>
            <text:p text:style-name="P6">EATN EQUIPAGE NOT VALID FOR ACCESS TYPE</text:p>
            <text:p text:style-name="P6">EFON EQUIPAGE FEATURE OPTION NOT PROVIDED</text:p>
            <text:p text:style-name="P6">EN2T EQUIPAGE NOT 2-WIRE TERMINATE AND LEAVE</text:p>
            <text:p text:style-name="P6">ENAC EQUIPAGE NOT EQUIPPED WITH ALARM CUTOFF</text:p>
            <text:p text:style-name="P6">ENAD EQUIPAGE NOT EQUIPPED WITH AUDIT CAPABILITY</text:p>
            <text:p text:style-name="P6">ENAR EQUIPAGE NOT EQUIPPED WITH AUTOMATIC RECONFIGURATION</text:p>
            <text:p text:style-name="P6">ENAT EQUIPAGE REQUEST NOT VALID FOR ACCESS TYPE</text:p>
            <text:p text:style-name="P6">ENDG EQUIPAGE NOT EQUIPPED WITH DIAGNOSTIC CAPABILITY</text:p>
            <text:p text:style-name="P6">ENDS EQUIPAGE NOT EQUIPPED WITH DUPLEX SWITCHING</text:p>
            <text:p text:style-name="P6">ENEA EQUIPAGE NOT EQUIPPED WITH ERROR ANALYSIS CAPABILITY</text:p>
            <text:p text:style-name="P6">ENEQ EQUIPAGE NOT EQUIPPED</text:p>
            <text:p text:style-name="P6">ENEX EQUIPAGE NOT EQUIPPED WITH EXERCISE CAPABILITY</text:p>
            <text:p text:style-name="P6">ENFE EQUIPAGE FEATURE NOT PROVIDED</text:p>
            <text:p text:style-name="P6">ENFL EQUIPAGE NOT EQUIPPED FOR FAULT LOCATING</text:p>
            <text:p text:style-name="P6">ENHN EQUIPAGE NOT HYBRID NETWORK</text:p>
            <text:p text:style-name="P6">ENMB EQUIPAGE NOT MULTIPOINT BRIDGE</text:p>
            <text:p text:style-name="P6">ENMD EQUIPAGE NOT EQUIPPED WITH MEMORY DEVICE</text:p>
            <text:p text:style-name="P6">ENPM EQUIPAGE NOT EQUIPPED FOR PERFORMANCE MONITORING</text:p>
            <text:p text:style-name="P6">ENPS EQUIPAGE NOT EQUIPPED WITH PROTECTION SWITCHING</text:p>
            <text:p text:style-name="P6">ENRE EQUIPAGE NOT RECOGNIZED EQUIPAGE</text:p>
            <text:p text:style-name="P6">ENRI EQUIPAGE NOT EQUIPPED FOR RETRIEVING SPECIFIED INFORMATION</text:p>
            <text:p text:style-name="P6">ENRS EQUIPAGE NOT EQUIPPED FOR RESTORATION</text:p>
            <text:p text:style-name="P6"><text:span text:style-name="T9">ENSA EQUIPAGE NOT EQUIPPED FOR SCHEDULING AUDIT</text:span></text:p>
            <text:p text:style-name="P6"><text:span text:style-name="T9">ENSG EQUIPAGE NOT SOFTWARE GENERIC</text:span></text:p>
            <text:p text:style-name="P6"><text:span text:style-name="T9">ENSI EQUIPAGE NOT EQUIPPED FOR SETTING SPECIFIED INFORMATION</text:span></text:p>
            <text:p text:style-name="P6"><text:span text:style-name="T9">ENSS EQUIPAGE NOT EQUIPPED WITH SYNCHRONIZATION SWITCHING</text:span></text:p>
            <text:p text:style-name="P6"><text:span text:style-name="T9">ENTL EQUIPAGE NOT TERMINATE AND LEAVE</text:span></text:p>
            <text:p text:style-name="P6"><text:span text:style-name="T9">ERLC EQUIPAGE RED-LINED CIRCUIT</text:span></text:p>
            <text:p text:style-name="P6"><text:span text:style-name="T9">ERNS EQUIPAGE RTU DOES NOT SUPPORT COMMAND</text:span></text:p>
            <text:p text:style-name="P6"><text:span text:style-name="T9">ESPG EQUIPAGE SOFTWARE PROGRAM</text:span></text:p>
            <text:p text:style-name="P6"><text:span text:style-name="T9">ETNS EQUIPAGE TSC DOES NOT SUPPORT COMMAND</text:span></text:p>
            <text:p text:style-name="P6"><text:span text:style-name="T9">FNCR FAULT NE FAIL.-CIRCUIT RESTORED TO LAST COND.-MON-TERMa</text:span></text:p>
            <text:p text:style-name="P6"><text:span text:style-name="T9">FNDT FAULT NO DIAL TONE DETECTED</text:span></text:p>
            <text:p text:style-name="P6"><text:span text:style-name="T9">FNEC FAULT NTE HAS LOST 8-KHZ BYTE CLOCK</text:span></text:p>
            <text:p text:style-name="P6"><text:span text:style-name="T9">FNSC FAULT NTE HAS LOST 64-KHZ BIT CLOCK</text:span></text:p>
            <text:p text:style-name="P6"><text:span text:style-name="T9">FRCE FAULT RTU COMPONENT OR CONFIGURATION ERROR</text:span></text:p>
            <text:p text:style-name="P6"><text:span text:style-name="T9">FRDA FAULT RTU DOES NOT ANSWER THE CALL</text:span></text:p>
            <text:p text:style-name="P6"><text:span text:style-name="T9">FREC FAULT RTU EIGHT KHZ BYTE CLOCK LOST</text:span></text:p>
            <text:p text:style-name="P6"><text:span text:style-name="T9">FRNR FAULT RTU DOES NOT REPLY</text:span></text:p>
            <text:p text:style-name="P6"><text:span text:style-name="T9">IBEX INPUT BLOCK, EXTRA</text:span></text:p>
            <text:p text:style-name="P6"><text:span text:style-name="T9">IBMS INPUT BLOCK, MISSING</text:span></text:p>
            <text:p text:style-name="P6"><text:span text:style-name="T9">IBNC INPUT BLOCK, NOT CONSISTENT</text:span></text:p>
            <text:p text:style-name="P6"><text:span text:style-name="T9">ICNV INPUT COMMAND NOT VALIDb</text:span></text:p>
            <text:p text:style-name="P6"><text:span text:style-name="T9">IDMS INPUT DATA MISSING</text:span></text:p>
            <text:p text:style-name="P6"><text:span text:style-name="T9">IDNC INPUT DATA NOT CONSISTENT</text:span></text:p>
            <text:p text:style-name="P6"><text:span text:style-name="T9">IDNV INPUT DATA NOT VALID</text:span></text:p>
            <text:p text:style-name="P6"><text:span text:style-name="T9">IDRG INPUT DATA RANGE ERROR</text:span></text:p>
            <text:p text:style-name="P6"><text:span text:style-name="T9">IEAE INPUT ENTITY TO BE CREATED ALREADY EXISTS</text:span></text:p>
            <text:p text:style-name="P6"><text:span text:style-name="T9">IENE INPUT SPECIFIED OBJECT ENTITY DOES NOT EXIST</text:span></text:p>
            <text:p text:style-name="P6"><text:span text:style-name="T9">IIAC INPUT INVALID ACCESS IDENTIFIER (AID)</text:span></text:p>
            <text:p text:style-name="P6"><text:span text:style-name="T9">IICM INPUT INVALID COMMANDb</text:span></text:p>
            <text:p text:style-name="P6"><text:span text:style-name="T9">IICT INPUT INVALID CORRELATION TAG</text:span></text:p>
            <text:p text:style-name="P6"><text:span text:style-name="T9">IIDT INPUT INVALID DATA PARAMETER</text:span></text:p>
            <text:p text:style-name="P6"><text:span text:style-name="T9">IIFM INPUT INVALID DATA FORMAT</text:span></text:p>
            <text:p text:style-name="P6"><text:span text:style-name="T9">IIPG INPUT INVALID PARAMETER GROUPING</text:span></text:p>
            <text:p text:style-name="P6"><text:span text:style-name="T9">IISP INPUT INVALID SYNTAX OR PUNCTUATION</text:span></text:p>
            <text:p text:style-name="P6"><text:span text:style-name="T9">IITA INPUT INVALID TARGET IDENTIFIER</text:span></text:p>
            <text:p text:style-name="P6"><text:span text:style-name="T9">INAC INPUT ACCESS NUMBER NOT CORRECT</text:span></text:p>
            <text:p text:style-name="P6"><text:span text:style-name="T9">INUP INPUT NON-NULL UNIMPLEMENTED PARAMETER</text:span></text:p>
            <text:p text:style-name="P6"><text:span text:style-name="T9">IPEX INPUT PARAMETER EXTRA</text:span></text:p>
            <text:p text:style-name="P6"><text:span text:style-name="T9">IPMS INPUT PARAMETER, MISSING</text:span></text:p>
            <text:p text:style-name="P6"><text:span text:style-name="T9">IPNC INPUT PARAMETER NOT CONSISTENT</text:span></text:p>
            <text:p text:style-name="P6"><text:span text:style-name="T9">IPNV INPUT PARAMETER NOT VALID</text:span></text:p>
            <text:p text:style-name="P6"><text:span text:style-name="T9">ISCH INPUT SYNTAX INVALID CHARACTER</text:span></text:p>
            <text:p text:style-name="P6"><text:span text:style-name="T9">ISPC INPUT SYNTAX PUNCTUATION</text:span></text:p>
            <text:p text:style-name="P6"><text:span text:style-name="T9">ITSN INPUT INVALID/INACTIVE TEST SESSION NUMBER</text:span></text:p>
          </draw:text-box>
        </draw:frame>
      </draw:page>
      <draw:page draw:name="page6" draw:style-name="dp1" draw:master-page-name="Default">
        <draw:frame draw:style-name="gr9" draw:text-style-name="P7" draw:layer="layout" svg:width="13.97cm" svg:height="27.713cm" svg:x="1.127cm" svg:y="1.001cm">
          <draw:text-box>
            <text:p text:style-name="P6">Error</text:p>
            <text:p text:style-name="P6">Code Category Description</text:p>
            <text:p text:style-name="P6"><text:span text:style-name="T9">PICC PRIVILEGE ILLEGAL COMMAND CODE</text:span></text:p>
            <text:p text:style-name="P6"><text:span text:style-name="T9">PIMA PRIVILEGE INVALID MEMORY ADDRESS</text:span></text:p>
            <text:p text:style-name="P6"><text:span text:style-name="T9">PIMF PRIVILEGE INVALID MEMORY FILE</text:span></text:p>
            <text:p text:style-name="P6"><text:span text:style-name="T9">PIUC PRIVILEGE STATED USER PRIVILEGE CODE IS ILLEGAL</text:span></text:p>
            <text:p text:style-name="P6"><text:span text:style-name="T9">PLNA PRIVILEGE LOGIN NOT ACTIVE</text:span></text:p>
            <text:p text:style-name="P6"><text:span text:style-name="T9">RABY RESOURCE ALL TAPS BUSY</text:span></text:p>
            <text:p text:style-name="P6"><text:span text:style-name="T9">RALB RESOURCE ALL UNITS OF REQUESTED TYPE ARE BUSY</text:span></text:p>
            <text:p text:style-name="P6"><text:span text:style-name="T9">RANB RESOURCE ACCESS NETWORK BUSY</text:span></text:p>
            <text:p text:style-name="P6"><text:span text:style-name="T9">RCBY RESOURCE CIRCUIT BUSY</text:span></text:p>
            <text:p text:style-name="P6"><text:span text:style-name="T9">RCIN RESOURCE REQUESTED CIRCUIT ID DOES NOT EXIST</text:span></text:p>
            <text:p text:style-name="P6"><text:span text:style-name="T9">RNAN RESOURCE REQUESTED NE ACCESS NUMBER DOES NOT EXIST</text:span></text:p>
            <text:p text:style-name="P6"><text:span text:style-name="T9">RNAU RESOURCE REQUESTED NE ACCESS NUMBER UNASSIGNED</text:span></text:p>
            <text:p text:style-name="P6"><text:span text:style-name="T9">RNBY RESOURCE NE IS BUSY</text:span></text:p>
            <text:p text:style-name="P6"><text:span text:style-name="T9">RRCB RESOURCE UNIT SPECIFIED BY ROUTING CODE BUSY</text:span></text:p>
            <text:p text:style-name="P6"><text:span text:style-name="T9">RRNG RESOURCE REQUESTED CHANGE EXCEEDS RANGE</text:span></text:p>
            <text:p text:style-name="P6"><text:span text:style-name="T9">RTBY RESOURCE REQUESTED TAP BUSY</text:span></text:p>
            <text:p text:style-name="P6"><text:span text:style-name="T9">RTEN RESOURCE REQUESTED TAP DOES NOT EXIST</text:span></text:p>
            <text:p text:style-name="P6"><text:span text:style-name="T9">RTUB RESOURCE TEST UNIT BUSY</text:span></text:p>
            <text:p text:style-name="P8"><text:span text:style-name="T9">SAAL STATUS ALREADY ALLOWED</text:span></text:p>
            <text:p text:style-name="P8"><text:span text:style-name="T9">SAAS STATUS ALREADY ASSIGNED</text:span></text:p>
            <text:p text:style-name="P8"><text:span text:style-name="T9">SABT STATUS ABORTED</text:span></text:p>
            <text:p text:style-name="P8"><text:span text:style-name="T9">SACS STATUS ACCESS UNIT CAN'T SYNC ON FACILITY SIGNAL</text:span></text:p>
            <text:p text:style-name="P8"><text:span text:style-name="T9">SADC STATUS ALREADY DISCONNECTED</text:span></text:p>
            <text:p text:style-name="P8"><text:span text:style-name="T9">SADS STATUS ACCESS UNIT IN DIAGNOSTIC STATE</text:span></text:p>
            <text:p text:style-name="P8"><text:span text:style-name="T9">SAIN STATUS ALREADY INHIBITED</text:span></text:p>
            <text:p text:style-name="P8"><text:span text:style-name="T9">SAIS STATUS ALREADY IN-SERVICE</text:span></text:p>
            <text:p text:style-name="P8"><text:span text:style-name="T9">SAMS STATUS ALREADY IN MAINTENANCE STATE</text:span></text:p>
            <text:p text:style-name="P8"><text:span text:style-name="T9">SAOP STATUS ALREADY OPERATED</text:span></text:p>
            <text:p text:style-name="P8"><text:span text:style-name="T9">SAOS STATUS ALREADY OUT-OF-SERVICE</text:span></text:p>
            <text:p text:style-name="P8"><text:span text:style-name="T9">SAPF STATUS ACCESS PATH CONTINUITY CHECK FAILED</text:span></text:p>
            <text:p text:style-name="P8"><text:span text:style-name="T9">SAPR STATUS ALREADY IN PROTECTION STATE</text:span></text:p>
            <text:p text:style-name="P8"><text:span text:style-name="T9">SARB STATUS ALL RESOURCES BUSY</text:span></text:p>
            <text:p text:style-name="P8"><text:span text:style-name="T9">SATF STATUS AUTOMATIC TEST FAILED</text:span></text:p>
            <text:p text:style-name="P8"><text:span text:style-name="T9">SCAT STATUS CIRCUIT IS ALREADY CONNECTED TO ANOTHER TAP</text:span></text:p>
            <text:p text:style-name="P8"><text:span text:style-name="T9">SCBS STATUS CHANNEL BUSY</text:span></text:p>
            <text:p text:style-name="P8"><text:span text:style-name="T9">SCIS STATUS CIRCUIT IN SPLIT CONDITION</text:span></text:p>
            <text:p text:style-name="P8"><text:span text:style-name="T9">SCNA STATUS COMMAND NOT ABLE TO BE ABORTED</text:span></text:p>
            <text:p text:style-name="P8"><text:span text:style-name="T9">SCNF STATUS COMMAND NOT FOUND</text:span></text:p>
            <text:p text:style-name="P8"><text:span text:style-name="T9">SCNS STATUS CIRCUIT NOT IN SPLIT CONDITION</text:span></text:p>
            <text:p text:style-name="P8"><text:span text:style-name="T9">SCOS STATUS CHANNEL OUT-OF-SERVICE</text:span></text:p>
            <text:p text:style-name="P8"><text:span text:style-name="T9">SCSD STATUS CAN'T SPLIT DS0B CIRCUIT</text:span></text:p>
            <text:p text:style-name="P8"><text:span text:style-name="T9">SCSN STATUS INVALID COMMAND SEQUENCE</text:span></text:p>
            <text:p text:style-name="P8"><text:span text:style-name="T9">SDAS STATUS DIAGNOSIS ALREADY STARTED</text:span></text:p>
            <text:p text:style-name="P8"><text:span text:style-name="T9">SDBE STATUS INTERNAL DATA BASE ERROR</text:span></text:p>
            <text:p text:style-name="P8"><text:span text:style-name="T9">SDFA STATUS DUPLEX UNIT FAILED</text:span></text:p>
            <text:p text:style-name="P8"><text:span text:style-name="T9">SDLD STATUS DUPLEX UNIT LOCKED</text:span></text:p>
            <text:p text:style-name="P8"><text:span text:style-name="T9">SDNA STATUS DUPLEX UNIT NOT AVAILABLE</text:span></text:p>
            <text:p text:style-name="P8"><text:span text:style-name="T9">SDNC STATUS INPUT DATA IS NOT CONSISTENT WITH NE DATA</text:span></text:p>
            <text:p text:style-name="P8"><text:span text:style-name="T9">SDNR STATUS DATA NOT READY</text:span></text:p>
            <text:p text:style-name="P8"><text:span text:style-name="T9">SDNS STATUS DIAGNOSIS NOT STARTED YET</text:span></text:p>
            <text:p text:style-name="P8"><text:span text:style-name="T9">SEOS STATUS NTE IS OUT-OF-SERVICE</text:span></text:p>
            <text:p text:style-name="P8"><text:span text:style-name="T9">SFAS STATUS FAULT LOCATING ALREADY STARTED</text:span></text:p>
            <text:p text:style-name="P8"><text:span text:style-name="T9">SFNS STATUS FAULT LOCATING NOT STARTED YET</text:span></text:p>
            <text:p text:style-name="P8"><text:span text:style-name="T9">SFYA STATUS FACILITY REPORTS YELLOW ALARM</text:span></text:p>
            <text:p text:style-name="P8"><text:span text:style-name="T9">SLNS STATUS LOG NOT STARTED YET</text:span></text:p>
            <text:p text:style-name="P8"><text:span text:style-name="T9">SLOS STATUS TSC TO RTU LINK OUT OF SERVICE</text:span></text:p>
            <text:p text:style-name="P8"><text:span text:style-name="T9">SNCC STATUS NOT CROSS-CONNECTED</text:span></text:p>
            <text:p text:style-name="P8"><text:span text:style-name="T9">SNCN STATUS NTE UNABLE TO EXECUTE COMMAND</text:span></text:p>
            <text:p text:style-name="P8"><text:span text:style-name="T9">SNDS STATUS NTE IS IN A DIAGNOSTIC STATE</text:span></text:p>
            <text:p text:style-name="P8"><text:span text:style-name="T9">SNIM STATUS NTE ACCESS COMPLETE, CIRCUIT WAS INMONITOR STATE</text:span></text:p>
            <text:p text:style-name="P8"><text:span text:style-name="T9">SNIS STATUS NOT IN SERVICE</text:span></text:p>
            <text:p text:style-name="P8"><text:span text:style-name="T9">SNML STATUS NO MONITOR LINE ESTABLISHED</text:span></text:p>
            <text:p text:style-name="P8"><text:span text:style-name="T9">SNNB STATUS NTE COULD NOT SYNC ON DS0B SIGNAL</text:span></text:p>
            <text:p text:style-name="P8"><text:span text:style-name="T9">SNNS STATUS NTE COULD NOT SYNC ON DS1 SIGNAL</text:span></text:p>
            <text:p text:style-name="P8"><text:span text:style-name="T9">SNOS STATUS NTE IS OUT-OF-SERVICEc</text:span></text:p>
            <text:p text:style-name="P8"><text:span text:style-name="T9">SNPR STATUS NOT IN PROTECTION STATE</text:span></text:p>
            <text:p text:style-name="P8"><text:span text:style-name="T9">SNRM STATUS SYSTEM NOT IN RESTORATION MODE</text:span></text:p>
          </draw:text-box>
        </draw:frame>
      </draw:page>
      <draw:page draw:name="page7" draw:style-name="dp1" draw:master-page-name="Default">
        <draw:frame draw:style-name="gr10" draw:text-style-name="P7" draw:layer="layout" svg:width="18.669cm" svg:height="14.579cm" svg:x="1.127cm" svg:y="1.065cm">
          <draw:text-box>
            <text:p text:style-name="P6">Error</text:p>
            <text:p text:style-name="P6">Code Category Description</text:p>
            <text:p text:style-name="P6"><text:span text:style-name="T9">SNRS STATUS NOT RESERVED</text:span></text:p>
            <text:p text:style-name="P8"><text:span text:style-name="T9">SNSR STATUS NO SWITCH REQUEST OUTSTANDING</text:span></text:p>
            <text:p text:style-name="P8"><text:span text:style-name="T9">SNVS STATUS NOT IN VALID STATE</text:span></text:p>
            <text:p text:style-name="P8"><text:span text:style-name="T9">SNYA STATUS NTE HAS DETECTED A YELLOW ALARM</text:span></text:p>
            <text:p text:style-name="P6">SOSE STATUS OPERATING SYSTEM ERROR</text:p>
            <text:p text:style-name="P6">SOST STATUS OUT-OF-SERVICE, TESTING</text:p>
            <text:p text:style-name="P6">SPFA STATUS PROTECTION UNIT FAILED</text:p>
            <text:p text:style-name="P6">SPLD STATUS PROTECTION UNIT LOCKED</text:p>
            <text:p text:style-name="P6">SPNA STATUS PROCESS NOT ABLE TO BE ABORTED</text:p>
            <text:p text:style-name="P6">SPNF STATUS PROCESS NOT FOUND</text:p>
            <text:p text:style-name="P6">SRAC STATUS REQUESTED ACCESS CONFIGURATION IS INVALID</text:p>
            <text:p text:style-name="P6">SRAN STATUS UNABLE TO RELEASE ACCESS SYSTEM</text:p>
            <text:p text:style-name="P6">SRCI STATUS REQUESTED COMMAND(S) INHIBITED</text:p>
            <text:p text:style-name="P6">SRCN STATUS REQUESTED CONDITION ALREADY EXISTS</text:p>
            <text:p text:style-name="P6">SROF STATUS REQUESTED OPERATION FAILED</text:p>
            <text:p text:style-name="P6">SROS STATUS REQUIRED RTU OUT OF SERVICE</text:p>
            <text:p text:style-name="P6">SRQN STATUS INVALID REQUEST</text:p>
            <text:p text:style-name="P6">SRTN STATUS UNABLE TO RELEASE TAP</text:p>
            <text:p text:style-name="P6">SRTO STATUS REPLY TIMEOUT OCCURRED</text:p>
            <text:p text:style-name="P6">SSCE STATUS SYSTEMIC (SNIDER) COMMUNICATIONS ERROR</text:p>
            <text:p text:style-name="P6">SSNG STATUS SUBRATE SELECTED IS INCORRECT</text:p>
            <text:p text:style-name="P6">SSNP STATUS TEST SIGNAL NOT PSEUDO-RANDOM</text:p>
            <text:p text:style-name="P6">SSNQ STATUS TEST SIGNAL NOT QRS</text:p>
            <text:p text:style-name="P6">SSPN STATUS SPEED SELECTED IS INCORRECT</text:p>
            <text:p text:style-name="P6">SSRD STATUS SWITCH REQUEST DENIED</text:p>
            <text:p text:style-name="P6">SSRE STATUS SYSTEM RESOURCES EXCEEDED</text:p>
            <text:p text:style-name="P6">SSTP STATUS EXECUTION STOPPED DUE TO HARDWARE OR SOFTWARE PROBLEM</text:p>
            <text:p text:style-name="P6">STAB STATUS TEST ABORTED</text:p>
            <text:p text:style-name="P6">STLC STATUS TAP UNABLE TO LOCATE CHANNEL</text:p>
            <text:p text:style-name="P6">STNO STATUS TSC/RTU TO TAU LINK OUT OF SERVICE</text:p>
            <text:p text:style-name="P6">STOS STATUS TEST ACCESS UNIT OUT OF SERVICE</text:p>
            <text:p text:style-name="P6">STTI STATUS TAP IDLE</text:p>
            <text:p text:style-name="P6">SWFA STATUS WORKING UNIT FAILED</text:p>
            <text:p text:style-name="P6">SWLD STATUS WORKING UNIT LOCKE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1" svg:font-family="Courier" style:font-family-generic="modern"/>
    <style:font-face style:name="Times New Roman2" svg:font-family="'Times New Roman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3T15:43:23.867000000</meta:creation-date>
    <meta:generator>LibreOffice/6.4.5.2$Windows_X86_64 LibreOffice_project/a726b36747cf2001e06b58ad5db1aa3a9a1872d6</meta:generator>
    <meta:editing-duration>P4DT2M43S</meta:editing-duration>
    <meta:editing-cycles>12</meta:editing-cycles>
    <dc:date>2020-07-27T16:06:20.614000000</dc:date>
    <meta:document-statistic meta:object-count="10"/>
  </office:meta>
</office:document-meta>
</file>